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rsid="0003f60d" officeooo:paragraph-rsid="0003f60d"/>
    </style:style>
    <style:style style:name="P3" style:family="paragraph" style:parent-style-name="Standard">
      <style:text-properties style:font-name="Ubuntu" officeooo:paragraph-rsid="00043472"/>
    </style:style>
    <style:style style:name="P4" style:family="paragraph" style:parent-style-name="Standard">
      <style:text-properties style:font-name="Ubuntu" officeooo:rsid="00044e7e" officeooo:paragraph-rsid="00044e7e"/>
    </style:style>
    <style:style style:name="P5" style:family="paragraph" style:parent-style-name="Standard">
      <style:text-properties style:font-name="Ubuntu" officeooo:rsid="00059452" officeooo:paragraph-rsid="00059452"/>
    </style:style>
    <style:style style:name="P6" style:family="paragraph" style:parent-style-name="Standard">
      <style:text-properties fo:color="#000000" loext:opacity="100%" style:font-name="Ubuntu" officeooo:rsid="000297c2" officeooo:paragraph-rsid="000297c2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Ubuntu" fo:font-size="22pt" officeooo:rsid="000297c2" officeooo:paragraph-rsid="000297c2" style:font-size-asian="19.25pt" style:font-size-complex="22pt"/>
    </style:style>
    <style:style style:name="P8" style:family="paragraph" style:parent-style-name="Standard">
      <style:text-properties fo:color="#2a6099" loext:opacity="100%" style:font-name="Ubuntu"/>
    </style:style>
    <style:style style:name="P9" style:family="paragraph" style:parent-style-name="Standard">
      <style:text-properties style:font-name="Ubuntu" officeooo:rsid="00059452" officeooo:paragraph-rsid="00059452"/>
    </style:style>
    <style:style style:name="P10" style:family="paragraph" style:parent-style-name="Standard">
      <style:text-properties style:font-name="Ubuntu" officeooo:paragraph-rsid="00043472"/>
    </style:style>
    <style:style style:name="T1" style:family="text">
      <style:text-properties fo:color="#2a6099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00a933" loext:opacity="100%"/>
    </style:style>
    <style:style style:name="T4" style:family="text">
      <style:text-properties officeooo:rsid="0003f60d"/>
    </style:style>
    <style:style style:name="T5" style:family="text">
      <style:text-properties officeooo:rsid="00043472"/>
    </style:style>
    <style:style style:name="T6" style:family="text">
      <style:text-properties fo:color="#000000" loext:opacity="100%"/>
    </style:style>
    <style:style style:name="T7" style:family="text">
      <style:text-properties officeooo:rsid="00044e7e"/>
    </style:style>
    <style:style style:name="T8" style:family="text">
      <style:text-properties officeooo:rsid="000594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-start text:name="__DdeLink__0_900405342"/>Estructuras Java<text:bookmark-end text:name="__DdeLink__0_900405342"/></text:p>
      <text:p text:style-name="P6"/>
      <text:p text:style-name="P6">Esta <text:span text:style-name="T5">e</text:span>structura <text:span text:style-name="T4">defensiva nos </text:span>permite comprobar que el dato introducido es del tipo que queremos, <text:span text:style-name="T4">para salir del bucle introducimos un dato negativo.</text:span></text:p>
      <text:p text:style-name="P8"/>
      <text:p text:style-name="P1"><text:span text:style-name="T1">int</text:span> valor1=0; <text:s text:c="5"/></text:p>
      <text:p text:style-name="P1"><text:s text:c="8"/><text:span text:style-name="T1">while(</text:span>valor1 &gt;=0){</text:p>
      <text:p text:style-name="P1"><text:s text:c="12"/>System.<text:span text:style-name="T2">out</text:span>.print(<text:span text:style-name="T3">"di valor1</text:span> (<text:span text:style-name="T3">negativo para salir) "</text:span>);</text:p>
      <text:p text:style-name="P1"><text:s text:c="11"/><text:span text:style-name="T1"><text:s/>while</text:span>(!teclado.hasNextInt() || (valor1 = teclado.nextInt()) ==0){</text:p>
      <text:p text:style-name="P1"><text:s text:c="16"/>teclado.nextLine();</text:p>
      <text:p text:style-name="P1"><text:s text:c="16"/>System.<text:span text:style-name="T2">out</text:span>.println(<text:span text:style-name="T3">"Error."</text:span>);</text:p>
      <text:p text:style-name="P1"><text:s text:c="16"/>System.<text:span text:style-name="T2">out</text:span>.print(<text:span text:style-name="T3">"di valor2 (negativo para salir) "</text:span>); <text:s text:c="15"/></text:p>
      <text:p text:style-name="P1"><text:s text:c="12"/>}</text:p>
      <text:p text:style-name="P1"><text:s text:c="12"/>teclado.nextLine();</text:p>
      <text:p text:style-name="P1"><text:s text:c="8"/>}</text:p>
      <text:p text:style-name="P1"/>
      <text:p text:style-name="P1"/>
      <text:p text:style-name="P2">Esta estructura <text:span text:style-name="T5">defensiva te pide que introduzcas un número mayor de 0</text:span></text:p>
      <text:p text:style-name="P1"/>
      <text:p text:style-name="P1"><text:s text:c="2"/>System.<text:span text:style-name="T2">out</text:span>.print(<text:span text:style-name="T3">"Introduce la altura del triángulo: "</text:span>);</text:p>
      <text:p text:style-name="P1"><text:s text:c="7"/><text:span text:style-name="T1"><text:s/>while </text:span>(!teclado.hasNextInt() || (<text:span text:style-name="T7">variable</text:span> = teclado.nextInt()) &lt; 1){</text:p>
      <text:p text:style-name="P1"><text:s text:c="12"/>System.<text:span text:style-name="T2">out</text:span>.println(<text:span text:style-name="T3">"ERROR, dato no válido."</text:span>);</text:p>
      <text:p text:style-name="P1"><text:s text:c="12"/>System.<text:span text:style-name="T2">out</text:span>.print(<text:span text:style-name="T3">"Introduce la altura del triángulo: "</text:span>);</text:p>
      <text:p text:style-name="P1"><text:s text:c="12"/>teclado.nextLine();</text:p>
      <text:p text:style-name="P1"><text:s text:c="8"/>}</text:p>
      <text:p text:style-name="P1"/>
      <text:p text:style-name="P1"/>
      <text:p text:style-name="P4">Con esta estructura switch pordemos crear menús y realizar una acción según el caso.</text:p>
      <text:p text:style-name="P1"/>
      <text:p text:style-name="P1"><text:span text:style-name="T1">switch</text:span>(<text:span text:style-name="T7">variable</text:span>) {</text:p>
      <text:p text:style-name="P1"><text:s text:c="12"/><text:span text:style-name="T1">case</text:span> <text:span text:style-name="T3">"lunes"</text:span>:</text:p>
      <text:p text:style-name="P1"><text:s text:c="16"/>asignatura = <text:span text:style-name="T3">"Lenguaje"</text:span>;</text:p>
      <text:p text:style-name="P1"><text:s text:c="16"/><text:span text:style-name="T1">break</text:span><text:span text:style-name="T6">;</text:span></text:p>
      <text:p text:style-name="P1"><text:s text:c="12"/><text:span text:style-name="T1">case</text:span> <text:span text:style-name="T3">"martes"</text:span>:</text:p>
      <text:p text:style-name="P1"><text:s text:c="16"/>asignatura = <text:span text:style-name="T3">"Matemáticas"</text:span>;</text:p>
      <text:p text:style-name="P1"><text:s text:c="16"/><text:span text:style-name="T1">break</text:span>; <text:s text:c="6"/></text:p>
      <text:p text:style-name="P1"><text:s text:c="12"/><text:span text:style-name="T1">default:</text:span></text:p>
      <text:p text:style-name="P1"><text:s text:c="16"/>System.<text:span text:style-name="T2">out</text:span>.println(<text:span text:style-name="T3">"ERROR!!, dato no válido."</text:span>); <text:s text:c="15"/></text:p>
      <text:p text:style-name="P3"><text:s text:c="8"/>}</text:p>
      <text:p text:style-name="P3"/>
      <text:p text:style-name="P3"/>
      <text:p text:style-name="P3"/>
      <text:p text:style-name="P3">final char <text:span text:style-name="T8">ASTERISCO</text:span> = '*'</text:p>
      <text:p text:style-name="P3"/>
      <text:p text:style-name="P5">char ascii = 65; (esto pone la letra A)</text:p>
      <text:p text:style-name="P5"/>
      <text:p text:style-name="P5">System.<text:span text:style-name="T2">out</text:span>.println((valor1%2 == 0) ? <text:span text:style-name="T3">"Es par"</text:span> : <text:span text:style-name="T3">"Es impar"</text:span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8:48:34.803569114</meta:creation-date>
    <dc:date>2024-10-25T11:05:07.094589955</dc:date>
    <meta:editing-duration>PT50M2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147" meta:character-count="1459" meta:non-whitespace-character-count="1010"/>
  </office:meta>
</office:document-meta>
</file>